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Programa Matriz Transposta: Requisitos</text:span></text:p>
      <text:p text:style-name="P1"><text:span text:style-name="T2"/></text:p>
      <text:p text:style-name="P1"><text:span text:style-name="T3">1-Assim que o usuário abrir o sistema, o mesmo deverá solicitar o número de linhas e de colunas da matriz.</text:span></text:p>
      <text:p text:style-name="P1"><text:span text:style-name="T4"/></text:p>
      <text:p text:style-name="P1"><text:span text:style-name="T5">2-Tanto a quantidade de linhas como a de colunas não pode ultrapassar de 20.</text:span></text:p>
      <text:p text:style-name="P1"><text:span text:style-name="T6"/></text:p>
      <text:p text:style-name="P1"><text:span text:style-name="T7">3-A matriz pode ou não ser quadrada</text:span></text:p>
      <text:p text:style-name="P1"><text:span text:style-name="T8"/></text:p>
      <text:p text:style-name="P1"><text:span text:style-name="T9">4-A matriz deverá ser preenchida somente com números inteiros</text:span></text:p>
      <text:p text:style-name="P1"><text:span text:style-name="T10"/></text:p>
      <text:p text:style-name="P1"><text:span text:style-name="T11">5-Assim que o número de linhas e de colunas forem solicitados ao usuário, o mesmo deverá inseri-los da seguinte maneira:</text:span></text:p>
      <text:p text:style-name="P1"><text:span text:style-name="T11"><text:tab/></text:span></text:p>
      <text:p text:style-name="P1"><text:span text:style-name="T11"><text:tab/>Número de linhas ESPAÇO Número de colunas.</text:span></text:p>
      <text:p text:style-name="P1"><text:span text:style-name="T12"/></text:p>
      <text:p text:style-name="P1"><text:span text:style-name="T13">6-Assim que o usuário terminar de inserir os números de linhas e de colunas, o sistema deverá solicitar ao usuário os elementos da matriz, um por vez. Os elementos serão inseridos por linha, ou seja, o usuário irá digitar todos os elementos da primeira linha depois todos os elementos da segunda linha e assim por diante até a matriz toda estar preenchida. </text:span></text:p>
      <text:p text:style-name="P1"><text:span text:style-name="T13"><text:tab/></text:span></text:p>
      <text:p text:style-name="P1"><text:span text:style-name="T13"><text:tab/>Exemplo de entrada:</text:span></text:p>
      <text:p text:style-name="P1"><text:span text:style-name="T14"/></text:p>
      <text:p text:style-name="P1"><text:span text:style-name="T15"><text:tab/>2 2</text:span></text:p>
      <text:p text:style-name="P1"><text:span text:style-name="T15"><text:tab/>1</text:span></text:p>
      <text:p text:style-name="P1"><text:span text:style-name="T15"><text:tab/>2</text:span></text:p>
      <text:p text:style-name="P1"><text:span text:style-name="T15"><text:tab/>3</text:span></text:p>
      <text:p text:style-name="P1"><text:span text:style-name="T15"><text:tab/>4</text:span></text:p>
      <text:p text:style-name="P1"><text:span text:style-name="T16"/></text:p>
      <text:p text:style-name="P1"><text:span text:style-name="T17">Nesse caso, a matriz inserida seria de ordem 2x2 e teria seus elementos dispostos da seguinte maneira:</text:span></text:p>
      <text:p text:style-name="P1"><text:span text:style-name="T17"><text:tab/></text:span></text:p>
      <text:p text:style-name="P1"><text:span text:style-name="T17"><text:tab/>1 2</text:span></text:p>
      <text:p text:style-name="P1"><text:span text:style-name="T17"><text:tab/>3 4</text:span></text:p>
      <text:p text:style-name="P1"><text:span text:style-name="T18"/></text:p>
      <text:p text:style-name="P1"><text:span text:style-name="T19">7- Assim que o usuário terminar de inserir todas as informações e elementos da matriz citados acima, o sistema deverá exibir a matriz transposta àquela no seguinte formato:</text:span></text:p>
      <text:p text:style-name="P1"><text:span text:style-name="T19"><text:tab/></text:span></text:p>
      <text:p text:style-name="P1"><text:span text:style-name="T19"><text:tab/>Exemplo de saída para o exemplo de entrada acima:</text:span></text:p>
      <text:p text:style-name="P1"><text:span text:style-name="T19"><text:tab/><text:tab/></text:span></text:p>
      <text:p text:style-name="P1"><text:span text:style-name="T19"><text:tab/><text:tab/>1 3</text:span></text:p>
      <text:p text:style-name="P1"><text:span text:style-name="T19"><text:tab/><text:tab/>2 4</text:span></text:p>
      <text:p text:style-name="P1"><text:span text:style-name="T19"/></text:p>
      <text:p text:style-name="P1"><text:span text:style-name="T19">8- O tempo de execução do sistema não pode ser longo</text:span></text:p>
      <text:p text:style-name="P1"><text:span text:style-name="T20"><text:tab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